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meta.xml"/>
  <manifest:file-entry manifest:media-type="application/vnd.oasis.opendocument.chart"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Text_20_body">
      <style:text-properties style:text-position="0% 100%" style:font-name="Arial"/>
    </style:style>
    <style:style style:name="P3" style:family="paragraph" style:parent-style-name="Text_20_body">
      <style:text-properties style:text-position="0% 100%" style:font-name="Arial" fo:font-style="normal" style:font-style-asian="normal" style:font-style-complex="normal"/>
    </style:style>
    <style:style style:name="P4" style:family="paragraph" style:parent-style-name="Text_20_body">
      <style:paragraph-properties fo:text-align="start" style:justify-single-word="false"/>
      <style:text-properties style:text-position="0% 100%" style:font-name="Arial" fo:font-style="normal" style:font-style-asian="normal" style:font-style-complex="normal"/>
    </style:style>
    <style:style style:name="P5" style:family="paragraph" style:parent-style-name="Text_20_body">
      <style:text-properties style:text-position="0% 100%" style:font-name="Arial" fo:font-style="normal" fo:font-weight="bold" style:font-style-asian="normal" style:font-weight-asian="bold" style:font-style-complex="normal" style:font-weight-complex="bold"/>
    </style:style>
    <style:style style:name="P6" style:family="paragraph" style:parent-style-name="Text_20_body">
      <style:text-properties style:text-position="0% 100%" style:font-name="Arial" fo:font-weight="bold" style:font-weight-asian="bold" style:font-weight-complex="bold"/>
    </style:style>
    <style:style style:name="P7" style:family="paragraph" style:parent-style-name="Text_20_body">
      <style:paragraph-properties fo:text-align="center" style:justify-single-word="false"/>
      <style:text-properties style:text-position="0% 100%" style:font-name="Arial"/>
    </style:style>
    <style:style style:name="P8" style:family="paragraph" style:parent-style-name="Text_20_body">
      <style:paragraph-properties fo:text-align="center" style:justify-single-word="false"/>
      <style:text-properties style:text-position="0% 100%" style:font-name="Arial1" fo:font-size="54pt" style:font-size-asian="54pt" style:font-name-complex="Arial1" style:font-size-complex="54pt"/>
    </style:style>
    <style:style style:name="P9" style:family="paragraph" style:parent-style-name="Text_20_body">
      <style:text-properties style:font-name="Arial"/>
    </style:style>
    <style:style style:name="P10" style:family="paragraph" style:parent-style-name="Text_20_body">
      <style:paragraph-properties fo:text-align="start" style:justify-single-word="false"/>
      <style:text-properties style:font-name="Arial"/>
    </style:style>
    <style:style style:name="P11" style:family="paragraph" style:parent-style-name="Text_20_body">
      <style:paragraph-properties fo:margin-left="0cm" fo:margin-right="0cm" fo:text-indent="0cm" style:auto-text-indent="false">
        <style:tab-stops/>
      </style:paragraph-properties>
      <style:text-properties style:font-name="Arial"/>
    </style:style>
    <style:style style:name="P12" style:family="paragraph" style:parent-style-name="Text_20_body">
      <style:paragraph-properties fo:margin-left="0cm" fo:margin-right="0cm" fo:text-indent="0cm" style:auto-text-indent="false">
        <style:tab-stops/>
      </style:paragraph-properties>
      <style:text-properties style:text-position="0% 100%" style:font-name="Arial"/>
    </style:style>
    <style:style style:name="P13" style:family="paragraph" style:parent-style-name="Standard">
      <style:paragraph-properties fo:text-align="center" style:justify-single-word="false"/>
      <style:text-properties style:font-name="Arial" fo:font-size="20pt" style:font-size-asian="20pt" style:font-size-complex="20pt"/>
    </style:style>
    <style:style style:name="P14" style:family="paragraph" style:parent-style-name="Standard">
      <style:paragraph-properties fo:text-align="center" style:justify-single-word="false"/>
      <style:text-properties style:font-name="Arial" fo:font-size="14pt" style:font-size-asian="14pt" style:font-size-complex="14pt"/>
    </style:style>
    <style:style style:name="P15" style:family="paragraph" style:parent-style-name="Standard">
      <style:paragraph-properties fo:text-align="center" style:justify-single-word="false"/>
      <style:text-properties style:font-name="Arial" fo:font-size="12pt" style:font-size-asian="12pt" style:font-size-complex="12pt"/>
    </style:style>
    <style:style style:name="P16" style:family="paragraph" style:parent-style-name="Text_20_body" style:list-style-name="L1">
      <style:text-properties style:font-name="Arial"/>
    </style:style>
    <style:style style:name="P17" style:family="paragraph" style:parent-style-name="Text_20_body" style:list-style-name="L1">
      <style:text-properties style:text-position="0% 100%" style:font-name="Arial"/>
    </style:style>
    <style:style style:name="P18" style:family="paragraph" style:parent-style-name="Text_20_body">
      <style:text-properties style:text-position="0% 100%" style:font-name="Arial" fo:font-weight="normal" style:font-weight-asian="normal" style:font-weight-complex="normal"/>
    </style:style>
    <style:style style:name="P19" style:family="paragraph" style:parent-style-name="Text_20_body" style:list-style-name="L2">
      <style:paragraph-properties fo:margin-left="2.514cm" fo:margin-right="0cm" fo:text-indent="-0.635cm" style:auto-text-indent="false">
        <style:tab-stops/>
      </style:paragraph-properties>
      <style:text-properties style:font-name="Arial"/>
    </style:style>
    <style:style style:name="P20" style:family="paragraph" style:parent-style-name="Text_20_body" style:list-style-name="L2">
      <style:paragraph-properties fo:margin-left="2.514cm" fo:margin-right="0cm" fo:text-indent="-0.635cm" style:auto-text-indent="false">
        <style:tab-stops/>
      </style:paragraph-properties>
      <style:text-properties style:text-position="0% 100%" style:font-name="Arial"/>
    </style:style>
    <style:style style:name="P21" style:family="paragraph" style:parent-style-name="Text_20_body" style:list-style-name="L3">
      <style:paragraph-properties fo:margin-left="2.514cm" fo:margin-right="0cm" fo:text-indent="-0.635cm" style:auto-text-indent="false">
        <style:tab-stops/>
      </style:paragraph-properties>
      <style:text-properties style:text-position="0% 100%" style:font-name="Arial"/>
    </style:style>
    <style:style style:name="P22" style:family="paragraph" style:parent-style-name="Text_20_body" style:list-style-name="L2">
      <style:paragraph-properties fo:margin-left="2.559cm" fo:margin-right="0cm" fo:text-indent="-0.647cm" style:auto-text-indent="false">
        <style:tab-stops/>
      </style:paragraph-properties>
      <style:text-properties style:font-name="Arial"/>
    </style:style>
    <style:style style:name="P23" style:family="paragraph" style:parent-style-name="Text_20_body">
      <style:paragraph-properties fo:margin-left="0cm" fo:margin-right="0cm" fo:text-indent="0cm" style:auto-text-indent="false">
        <style:tab-stops/>
      </style:paragraph-properties>
      <style:text-properties style:text-position="0% 100%" style:font-name="Arial"/>
    </style:style>
    <style:style style:name="P24" style:family="paragraph" style:parent-style-name="Text_20_body" style:list-style-name="L2">
      <style:paragraph-properties fo:margin-left="0cm" fo:margin-right="0cm" fo:text-indent="0cm" style:auto-text-indent="false">
        <style:tab-stops/>
      </style:paragraph-properties>
      <style:text-properties style:text-position="0% 100%" style:font-name="Arial"/>
    </style:style>
    <style:style style:name="P25" style:family="paragraph" style:parent-style-name="Heading_20_1">
      <style:text-properties style:font-name="Arial"/>
    </style:style>
    <style:style style:name="P26" style:family="paragraph" style:parent-style-name="Heading_20_1">
      <style:text-properties style:text-position="0% 100%" style:font-name="Arial"/>
    </style:style>
    <style:style style:name="P27" style:family="paragraph" style:parent-style-name="Heading_20_1">
      <style:text-properties style:text-position="0% 100%" style:font-name="Arial" fo:font-style="normal" style:font-style-asian="normal" style:font-style-complex="normal"/>
    </style:style>
    <style:style style:name="P28" style:family="paragraph" style:parent-style-name="Heading_20_2">
      <style:text-properties style:font-name="Arial"/>
    </style:style>
    <style:style style:name="P29" style:family="paragraph" style:parent-style-name="Heading_20_2">
      <style:text-properties style:text-position="0% 100%" style:font-name="Arial" fo:font-style="normal" style:font-style-asian="normal" style:font-style-complex="normal"/>
    </style:style>
    <style:style style:name="P30" style:family="paragraph" style:parent-style-name="Heading_20_3">
      <style:text-properties style:text-position="0% 100%" style:font-name="Arial"/>
    </style:style>
    <style:style style:name="T1" style:family="text">
      <style:text-properties style:text-position="sub 58%"/>
    </style:style>
    <style:style style:name="T2" style:family="text">
      <style:text-properties style:text-position="sub 58%" fo:font-style="normal" style:font-style-asian="normal" style:font-style-complex="normal"/>
    </style:style>
    <style:style style:name="T3" style:family="text">
      <style:text-properties style:text-position="0% 100%"/>
    </style:style>
    <style:style style:name="T4" style:family="text">
      <style:text-properties style:text-position="0% 100%" fo:font-style="normal" style:font-style-asian="normal" style:font-style-complex="normal"/>
    </style:style>
    <style:style style:name="T5" style:family="text">
      <style:text-properties style:text-position="0% 100%" fo:font-style="normal" fo:font-weight="bold" style:font-style-asian="normal" style:font-weight-asian="bold" style:font-style-complex="normal" style:font-weight-complex="bold"/>
    </style:style>
    <style:style style:name="T6" style:family="text">
      <style:text-properties style:text-position="0% 100%" fo:font-style="normal" fo:font-weight="normal" style:font-style-asian="normal" style:font-weight-asian="normal" style:font-style-complex="normal" style:font-weight-complex="normal"/>
    </style:style>
    <style:style style:name="T7" style:family="text">
      <style:text-properties style:text-position="super 58%"/>
    </style:style>
    <style:style style:name="T8" style:family="text">
      <style:text-properties fo:font-style="italic" style:font-style-asian="italic" style:font-style-complex="italic"/>
    </style:style>
    <style:style style:name="T9" style:family="text">
      <style:text-properties fo:font-style="normal" style:font-style-asian="normal" style:font-style-complex="normal"/>
    </style:style>
    <style:style style:name="T10" style:family="text">
      <style:text-properties fo:font-weight="bold" style:font-weight-asian="bold" style:font-weight-complex="bold"/>
    </style:style>
    <style:style style:name="fr1" style:family="graphic" style:parent-style-name="OLE">
      <style:graphic-properties style:vertical-pos="top" style:vertical-rel="paragraph" style:horizontal-pos="center" style:horizontal-rel="paragraph" draw:ole-draw-aspect="1"/>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DEFCON v1.0.5</text:p>
      <text:p text:style-name="P14">Silnik walki do Bellum&lt;www.thebellum.pl&gt;</text:p>
      <text:p text:style-name="P15">specyfikacja wewnętrzna; proszę nie rozpowszechniać publicznie</text:p>
      <text:h text:style-name="P25" text:outline-level="1">1. Jednostka</text:h>
      <text:p text:style-name="P9"><text:tab/>Jednostka charakteryzuje się następującymi parametrami w silniku walki:</text:p>
      <text:p text:style-name="P9"/>
      <text:list xml:id="list22228382" text:style-name="L1">
        <text:list-item>
          <text:list>
            <text:list-item>
              <text:list>
                <text:list-item>
                  <text:p text:style-name="P16">Szansa trafienia przez piechotę<text:tab/>&lt;0;1&gt;<text:tab/><text:tab/><text:tab/>CT<text:span text:style-name="T1">PIECHOTA</text:span></text:p>
                </text:list-item>
                <text:list-item>
                  <text:p text:style-name="P16">Szansa trafienia przez pancerz<text:tab/>&lt;0;1&gt;<text:tab/><text:tab/><text:tab/>CT<text:span text:style-name="T1">PANCERZ</text:span></text:p>
                </text:list-item>
                <text:list-item>
                  <text:p text:style-name="P16">Multitracker<text:tab/><text:tab/><text:tab/><text:tab/>{Tak, Nie}</text:p>
                </text:list-item>
                <text:list-item>
                  <text:p text:style-name="P16">Typ<text:tab/><text:tab/><text:tab/><text:tab/><text:tab/>{Piechota, Pancerz, Wsparcie}</text:p>
                </text:list-item>
                <text:list-item>
                  <text:p text:style-name="P16">Zestaw broni<text:tab/><text:tab/><text:tab/><text:tab/>tablica typu Broń<text:tab/>T<text:span text:style-name="T1">U</text:span></text:p>
                </text:list-item>
                <text:list-item>
                  <text:p text:style-name="P17">Zasady specjalne<text:tab/><text:tab/><text:tab/>Opis</text:p>
                </text:list-item>
                <text:list-item>
                  <text:p text:style-name="P17">Inicjatywa<text:tab/><text:tab/><text:tab/><text:tab/>N</text:p>
                </text:list-item>
              </text:list>
            </text:list-item>
          </text:list>
        </text:list-item>
      </text:list>
      <text:p text:style-name="P2"/>
      <text:p text:style-name="P18"><text:tab/>Uwaga! Jeśli jednostka występuje w ofensywie to ma jeden zestaw tych parametrów, jeśli w defensywie to inny zestaw. Dzięki temu mamy jednostki dobre w obronie/ataku i możemy to dalej customizować.</text:p>
      <text:p text:style-name="P2"><text:tab/>Szansa trafienia przez piechotę/jednostkę interpretowana jest jako wypadkowa wielkości celu, jego zwinności, zdolności wytrzymywania obrażeń. Jeśli jednostka posiada Multitracker, to może wykorzystać więcej niż jedną broń w danej turze. W przeciwnym razie wybiera losową broń, zgodnie z prawdopodobieństwem jej wyboru i oddaje z niej strzał.</text:p>
      <text:p text:style-name="P2"><text:tab/>Jeśli dana jednostka ma typ wsparcia to nie można do niej strzelać, ale jeśli pozostaną tylko jednostki wsparcia po jednej stronie to bitwa jest przegrana.</text:p>
      <text:h text:style-name="P28" text:outline-level="2">1.1. Broń</text:h>
      <text:p text:style-name="P9"><text:tab/>Broń charakteryzuje się następującymi parametrami:</text:p>
      <text:p text:style-name="P9"/>
      <text:list xml:id="list22220332" text:style-name="L2">
        <text:list-item>
          <text:list>
            <text:list-item>
              <text:p text:style-name="P19">Modyfikator do szansy trafienia<text:tab/><text:tab/><text:tab/>R<text:tab/><text:tab/><text:tab/>MS</text:p>
            </text:list-item>
            <text:list-item>
              <text:p text:style-name="P22">Szansa trafienia przeciwnika<text:tab/><text:tab/><text:tab/>R<text:tab/><text:tab/><text:tab/>ST</text:p>
            </text:list-item>
            <text:list-item>
              <text:p text:style-name="P19">Typ<text:tab/><text:tab/><text:tab/><text:tab/>{Piechota, Pancerz}<text:tab/><text:tab/><text:tab/><text:tab/>T<text:span text:style-name="T1">W</text:span></text:p>
            </text:list-item>
            <text:list-item>
              <text:p text:style-name="P20">Ilość strzałów<text:tab/><text:tab/><text:tab/><text:tab/><text:tab/>N<text:tab/><text:tab/><text:tab/>AOS</text:p>
            </text:list-item>
            <text:list-item>
              <text:p text:style-name="P20">Zasady specjalne<text:tab/><text:tab/><text:tab/><text:tab/><text:tab/>Opis</text:p>
            </text:list-item>
            <text:list-item>
              <text:p text:style-name="P20">Szansa na wybranie tej broni<text:tab/><text:tab/><text:tab/>R</text:p>
              <text:p text:style-name="P24"/>
            </text:list-item>
          </text:list>
        </text:list-item>
      </text:list>
      <text:p text:style-name="P11"><text:soft-page-break/><text:span text:style-name="T1"><text:tab/></text:span><text:span text:style-name="T3">Broń określonego typu może razić tylko jednostki zgodnego typu.</text:span></text:p>
      <text:p text:style-name="P12"><text:tab/>Szansę trafienia przeciwnika interpretujemy jako wypadkową mocy broni, jej przebijalności. Modyfikator do szansy trafienia interpretujemy jako systemy celownicze broni.</text:p>
      <text:p text:style-name="P12"><text:tab/>Jednostka z jednej broni strzela tyle razy ile wynosi AOS. Jeśli AOS jest niecałkowite, zaokrąglamy do dołu.</text:p>
      <text:p text:style-name="P12"><text:tab/>Jeśli atakuje jednostka wsparcia, to typ strzału(czyli CT którym należy się bronić) to typ jednostki do której się strzela.</text:p>
      <text:h text:style-name="P26" text:outline-level="1">2. Strzał i zasady strzału</text:h>
      <text:p text:style-name="P2"><text:tab/>Strzał oddawany w jednostkę X opisywany jest przez:</text:p>
      <text:p text:style-name="P2"/>
      <text:list xml:id="list22223365" text:style-name="L3">
        <text:list-item>
          <text:list>
            <text:list-item>
              <text:p text:style-name="P21">Szansa trafienia przeciwnika<text:tab/><text:tab/>R<text:tab/><text:tab/><text:tab/>ST'</text:p>
            </text:list-item>
            <text:list-item>
              <text:p text:style-name="P21">Modyfikator do szansy trafienia<text:tab/><text:tab/>R<text:tab/><text:tab/><text:tab/>MS'</text:p>
            </text:list-item>
            <text:list-item>
              <text:p text:style-name="P21">Typ<text:tab/><text:tab/><text:tab/><text:tab/><text:tab/><text:tab/>R<text:tab/><text:tab/><text:tab/>T'</text:p>
            </text:list-item>
          </text:list>
        </text:list-item>
      </text:list>
      <text:p text:style-name="P12"><text:tab/>Szansa bazowa SB na zabicie jednostki przez strzał w jej kierunku:</text:p>
      <text:p text:style-name="P11"><text:span text:style-name="T3"><text:tab/><text:tab/>SB = ( MS' - CT</text:span><text:span text:style-name="T1">ODPOWIEDNI TYP </text:span><text:span text:style-name="T3"><text:s/>) ST</text:span></text:p>
      <text:h text:style-name="P26" text:outline-level="1">3. Debris</text:h>
      <text:p text:style-name="P9"><text:span text:style-name="T3"><text:tab/>Po każdej stronie liczymy ilość zniszczonych pojazdów. W ciągu danej kolejki, tyle razy dla każdej jednostki piechoty można zredukować prawdopodobieństwo. Oczywiście jeśli ilość zniszczonych pojazdów jest większa niż ilość pozostałych jednostek piechoty, to ta większa wartość nie ma efektywnego znaczenia. W ten sposób zredukowane prawdopodobieństwo jest przemnożone przez siebie czyli wynosi p</text:span><text:span text:style-name="T7">2</text:span><text:span text:style-name="T3"> – i to nazywamy rerollem. p</text:span><text:span text:style-name="T7">2</text:span><text:span text:style-name="T3"> ma taką fajną właściwość że jeśli p&lt;1 to p</text:span><text:span text:style-name="T7">2</text:span><text:span text:style-name="T3">&lt;p. Po takiej redukcji odejmujemy punkt debris dostępny w danej turze, choć zostaną one potem odnowione.</text:span></text:p>
      <text:p text:style-name="P2"><text:tab/>Zachowanie punktów debris interpretujemy to jako jednostkę chowającą się za zniszczonym pojazdem. Za zwykłym pojazdem nie można stać, bo obok strzelającego czołgu się zwyczajnie nie stoi. Dwie jednostki nie mogą schować się za tym samym gruzem, stąd wyczerpywanie się w spektrum kolejki punktów debris. Redukcję punktów debris interpretujemy jako przygwożdżenie jednostki przez poprzedni karabin, dzięki czemu jest łatwiejsza do zdjęcia przez inną jednostkę.</text:p>
      <text:p text:style-name="P2"><text:tab/>Gdyby punkty debris były wartością niecałkowitą, to zaokrąglamy do dołu. Punkty debris naliczają się <text:span text:style-name="T10">od razu w momencie zniszczenia jednostki</text:span> i są uzupełniane do liczby zniszczonych pojazdów na początku tury(czyli maksymalnych debris punktów).</text:p>
      <text:h text:style-name="P26" text:outline-level="1">4. Modyfikatory</text:h>
      <text:p text:style-name="P9"><text:span text:style-name="T3"><text:tab/>Podstawowymi modyfikatorami są sumaryczne modyfikatory od technologii do ataku i obrony(SM</text:span><text:span text:style-name="T1">A</text:span><text:span text:style-name="T3"> i SM</text:span><text:span text:style-name="T1">O</text:span><text:span text:style-name="T3">). Do tego typu modyfikatorów zaliczamy też modyfikator od obrony prowincji P</text:span><text:span text:style-name="T1">M</text:span><text:span text:style-name="T3">. Mamy też modyfikator – sumę poziomów fortyfikacji na danej </text:span><text:soft-page-break/><text:span text:style-name="T3">prowincji. Ostatnim wesołym modyfikatorem jest modyfikator efektywności piechoty I</text:span><text:span text:style-name="T1">M</text:span><text:span text:style-name="T3"> należący do &lt;0;0.5). Dużo tutaj potęg, bo są to wartości składane, a źle bez nich by było gdyż niektóre współczynniki mogłyby rosnąć w nieskończoność, wypaczając sens systemu </text:span><text:span text:style-name="T3">walki DEFCON.</text:span></text:p>
      <text:p text:style-name="P10"><text:span text:style-name="T3"><text:tab/>Poniżej fajny wykres funkcji która nam robi I</text:span><text:span text:style-name="T1">M</text:span><text:span text:style-name="T3">. Oś Y to suma poziomów budynków </text:span><text:span text:style-name="T3">na prowincji, Oś X to I</text:span><text:span text:style-name="T1">M</text:span><text:span text:style-name="T3">. Asymptota</text:span><text:span text:style-name="T3"><text:note text:id="ftn1" text:note-class="footnote"><text:note-citation>1</text:note-citation><text:note-body><text:p text:style-name="Footnote">Wartość do której funkcja nieskończenie się zbliża, ale nigdy jej nie osiągnie.</text:p></text:note-body></text:note></text:span><text:span text:style-name="T3"> to 0.5. Dla Y=14, X=0.26.</text:span></text:p>
      <text:p text:style-name="P7"><draw:frame draw:style-name="fr1" draw:name="Object1" text:anchor-type="paragraph" svg:width="12.882cm" svg:height="6.727cm" draw:z-index="0"><draw:object xlink:href="./Object 1" xlink:type="simple" xlink:show="embed" xlink:actuate="onLoad"/><draw:image xlink:href="./ObjectReplacements/Object 1" xlink:type="simple" xlink:show="embed" xlink:actuate="onLoad"/></draw:frame></text:p>
      <text:p text:style-name="P10"><text:span text:style-name="T3"><text:tab/>I</text:span><text:span text:style-name="T1">M</text:span><text:span text:style-name="T3"> = (1 – 0.9 ^ SumaPoziomówBudynków) / 2</text:span></text:p>
      <text:p text:style-name="P10"><text:span text:style-name="T3"><text:tab/>P</text:span><text:span text:style-name="T1">M</text:span><text:span text:style-name="T3"> określany jest przez wpis z bazy danych. Taki wpis jest (0;2) i nazywa się DB</text:span><text:span text:style-name="T1">M</text:span></text:p>
      <text:p text:style-name="P10"><text:span text:style-name="T3"><text:tab/>I teraz aktualizujemy ten cały stuff. Dodatkowe budynki zapewniają krycie piechocie, tak więc odejmujemy piechocie I</text:span><text:span text:style-name="T1">M</text:span><text:span text:style-name="T3"> od jej CT</text:span><text:span text:style-name="T1">PANCERZ</text:span><text:span text:style-name="T3">. Jeśli w trakcie tego CT</text:span><text:span text:style-name="T1">PANCERZ</text:span><text:span text:style-name="T3"> spadnie poniżej zera, to sorry, najwyraźniej piechota tak się zakopała w tych budynkach że broń pancerna jest bezużyteczna(chyba że ma jakiś wypasiony MS).</text:span></text:p>
      <text:p text:style-name="P10"><text:span text:style-name="T3"><text:tab/>Nasze śliczne SM</text:span><text:span text:style-name="T1">A</text:span><text:span text:style-name="T3"> i SM</text:span><text:span text:style-name="T1">O</text:span><text:span text:style-name="T3"> to bezpośrednie modyfikacje odpowiednio ST broni i <text:s/>CT</text:span><text:span text:style-name="T1">PIECHOTA</text:span><text:span text:style-name="T3">, CT</text:span><text:span text:style-name="T1">PANCERZ</text:span><text:span text:style-name="T3"> </text:span><text:span text:style-name="T4">o wartość procentową. Oczywiście ST należy </text:span><text:span text:style-name="T5">zwiększać</text:span><text:span text:style-name="T6">, a CT </text:span><text:span text:style-name="T5">zmniejszać</text:span><text:span text:style-name="T6">. W obu przypadkach stosujemy procent składany, nigdy sumowany.</text:span></text:p>
      <text:p text:style-name="P10"><text:span text:style-name="T4"><text:tab/>P</text:span><text:span text:style-name="T2">M</text:span><text:span text:style-name="T4"> określa poziom trudności ostrzału. Za P</text:span><text:span text:style-name="T2">M</text:span><text:span text:style-name="T4"> podstawiamy 0.9 ^ (1-DB</text:span><text:span text:style-name="T2">M</text:span><text:span text:style-name="T4">) i mnożymy przez nie wszystkie ST napastnika.<text:tab/></text:span></text:p>
      <text:p text:style-name="P4"><text:tab/>Innym bonusem są fortyfikacje. Dają one ((1.05^PoziomFortyfikacji)-1)*IlośćJednostekPiechoty punktów debris na start obrońcy. Jeśli jednak wartość punktów debris w trakcie rozgrywki spadnie poniżej to, na trwale usuwa się jeden poziom fortyfikacji.</text:p>
      <text:p text:style-name="P4"><text:tab/>Mogą wystąpić inne bonusy o których tutaj nie wspomniano.</text:p>
      <text:h text:style-name="P27" text:outline-level="1">5. Tura walki</text:h>
      <text:p text:style-name="P3"><text:tab/>Podczas tury jedna z armii to ofensor, druga to defensor. Najpierw strzelają czołgi ofensora, następnie czołgi defensora. Zniszczone jednostki pancerne odpowiednio doliczamy, sumując z istniejącym debrisem po obu stronach i następnie strzela piechota ofensora i piechota defensora. Ostatnie jest wsparcie.</text:p>
      <text:p text:style-name="P3"><text:soft-page-break/><text:tab/>Jeśli strzela dany typ jednostek, to najpierw strzelają ich bronie przeciwpancerne.</text:p>
      <text:p text:style-name="P3"><text:tab/>Najpierw z danej grupy ruszają się jednostki z najwyższą inicjatywą.</text:p>
      <text:h text:style-name="P27" text:outline-level="1">6. Walka</text:h>
      <text:p text:style-name="P3"><text:tab/>Walka to zamieniające się miejscami tury. Najpierw napastnik jest ofensorem, potem armie się zmieniają.</text:p>
      <text:p text:style-name="P3"><text:tab/>W przypadku desantu armia obrońcy dostaje jedną turę wolnego ostrzału armii napastnika, podczas której ten nie zwraca ognia, jednak liczą się mu debris punkty.</text:p>
      <text:h text:style-name="Heading_20_1" text:outline-level="1">7. Inne pomysły</text:h>
      <text:p text:style-name="P9"><text:tab/>Można wprowadzić inżyniera, który razi max punkty debris przeciwnika(sprząta pole walki). Można by wprowadzić jednostki pancerne które po śmierci zostawiają inaczej niż 1 pkt debris, albo bronie które nie zostawiają punktów debris.</text:p>
      <text:p text:style-name="P9"><text:tab/>Zdaję sobie sprawę z tego że system może, a nawet będzie potrzebował, w dalszym ciągu tweakowania. Nie mniej jednak system będzie działał na ogólnych zasadach wyłożonych w tym dokumencie.</text:p>
      <text:h text:style-name="P27" text:outline-level="1">8. Przykłady</text:h>
      <text:p text:style-name="P3"><text:tab/>Dokładne wartości lekko się różnią przez tweakowanie systemu. Ciągle jednak daje ciekawy przykład mechaniki, sensu i pojęcia jak przebiegać może walka między dwoma graczami.</text:p>
      <text:h text:style-name="P29" text:outline-level="2">8.1 Przykład walki(inaczej dramat w 6 aktach)</text:h>
      <text:p text:style-name="P5">Definicje jednostek (obie nie mają multitrackera, szansa na wybranie broni=0.5):</text:p>
      <text:p text:style-name="P3"><text:tab/><text:tab/>Marine<text:tab/><text:tab/>[Piechota]</text:p>
      <text:p text:style-name="P9"><text:span text:style-name="T4"><text:tab/><text:tab/><text:tab/>CT</text:span><text:span text:style-name="T2">PIECHOTA</text:span><text:span text:style-name="T4"> = 1<text:tab/><text:tab/>CT</text:span><text:span text:style-name="T2">PANCERZ</text:span><text:span text:style-name="T4"> = 0.8</text:span></text:p>
      <text:p text:style-name="P3"><text:tab/><text:tab/><text:tab/>Broń:</text:p>
      <text:p text:style-name="P3"><text:tab/><text:tab/><text:tab/><text:tab/>Karabin[Piechota]<text:tab/>ST=0.6<text:tab/>MS=0.05</text:p>
      <text:p text:style-name="P3"><text:tab/><text:tab/><text:tab/><text:tab/>Granat[Pancerz]<text:tab/>ST=0.2<text:tab/>MS=0</text:p>
      <text:p text:style-name="P2"><text:tab/><text:tab/>Czołg<text:tab/><text:tab/>[Pancerz]</text:p>
      <text:p text:style-name="P9"><text:span text:style-name="T3"><text:tab/><text:tab/><text:tab/>CT</text:span><text:span text:style-name="T1">PIECHOTA</text:span><text:span text:style-name="T3"> = 1<text:tab/><text:tab/>CT</text:span><text:span text:style-name="T1">PANCERZ</text:span><text:span text:style-name="T3"> = 0.9</text:span></text:p>
      <text:p text:style-name="P2"><text:tab/><text:tab/><text:tab/>Broń:</text:p>
      <text:p text:style-name="P2"><text:tab/><text:tab/><text:tab/><text:tab/>CKM[Piechota]<text:tab/>ST=0.5<text:tab/>MS=0<text:tab/><text:tab/>AOS=2</text:p>
      <text:p text:style-name="P2"><text:tab/><text:tab/><text:tab/><text:tab/>Armata[Pancerz]<text:tab/>ST=0.8<text:tab/>MS=0</text:p>
      <text:p text:style-name="P6">Rozpatrywane pole walki:</text:p>
      <text:p text:style-name="P9"><text:span text:style-name="T3"><text:tab/><text:tab/>Współczynnik obrony DB</text:span><text:span text:style-name="T1">M</text:span><text:span text:style-name="T3">:<text:tab/><text:tab/>1.1<text:tab/>[dość pospolity, +10%]</text:span></text:p>
      <text:p text:style-name="P2"><text:tab/><text:tab/>Suma budynków na prowincji:<text:tab/><text:tab/>5</text:p>
      <text:p text:style-name="P6"><text:soft-page-break/>Rozpatrywane składy armii:</text:p>
      <text:p text:style-name="P2"><text:tab/><text:tab/>Napastnik:</text:p>
      <text:p text:style-name="P2"><text:tab/><text:tab/><text:tab/>Czołg 3</text:p>
      <text:p text:style-name="P2"><text:tab/><text:tab/><text:tab/>Marine 5</text:p>
      <text:p text:style-name="P2"><text:tab/><text:tab/><text:tab/>Brak wspierających technologii</text:p>
      <text:p text:style-name="P2"><text:tab/><text:tab/>Obrońca:</text:p>
      <text:p text:style-name="P2"><text:tab/><text:tab/><text:tab/>Czołg 1</text:p>
      <text:p text:style-name="P2"><text:tab/><text:tab/><text:tab/>Marine 7</text:p>
      <text:p text:style-name="P2"><text:tab/><text:tab/><text:tab/>Technologia obronna na 1 poziomie<text:tab/>(+5%)</text:p>
      <text:p text:style-name="P6">Uwzględnione modyfikacje:</text:p>
      <text:p text:style-name="P2"><text:tab/>Poziom zabudowań:</text:p>
      <text:p text:style-name="P9"><text:span text:style-name="T3"><text:tab/><text:tab/>I</text:span><text:span text:style-name="T1">M</text:span><text:span text:style-name="T3"> = 0.11310953125</text:span></text:p>
      <text:p text:style-name="P9"><text:span text:style-name="T3"><text:tab/><text:tab/>Wynikowy CT</text:span><text:span text:style-name="T1">PANCERZ</text:span><text:span text:style-name="T3"> jednostek Marine:<text:tab/>0.6868</text:span></text:p>
      <text:p text:style-name="P2"><text:tab/>Technologia obronna:</text:p>
      <text:p text:style-name="P9"><text:span text:style-name="T3"><text:tab/><text:tab/>CT</text:span><text:span text:style-name="T1">PANCERZ</text:span><text:span text:style-name="T3"> Marine obrońcy:<text:tab/><text:tab/><text:tab/>0.6525</text:span></text:p>
      <text:p text:style-name="P9"><text:span text:style-name="T3"><text:tab/><text:tab/>CT</text:span><text:span text:style-name="T1">PIECHOTA</text:span><text:span text:style-name="T3"> Marine obrońcy:<text:tab/><text:tab/><text:tab/>0.95</text:span></text:p>
      <text:p text:style-name="P9"><text:span text:style-name="T3"><text:tab/><text:tab/>CT</text:span><text:span text:style-name="T1">PANCERZ</text:span><text:span text:style-name="T3"> Czołgu obrońcy:<text:tab/><text:tab/><text:tab/>0.855</text:span></text:p>
      <text:p text:style-name="P9"><text:span text:style-name="T3"><text:tab/><text:tab/>CT</text:span><text:span text:style-name="T1">PIECHOTA</text:span><text:span text:style-name="T3"> Czołgu obrońcy:<text:tab/><text:tab/><text:tab/>0.95</text:span></text:p>
      <text:p text:style-name="P2"><text:tab/>Naturalny poziom obrony:</text:p>
      <text:p text:style-name="P2"><text:tab/><text:tab/>Mnożnik:<text:tab/><text:tab/><text:tab/><text:tab/><text:tab/>0.9548</text:p>
      <text:p text:style-name="P2"><text:tab/><text:tab/>ST karabinu Marine napastnika:<text:tab/><text:tab/>0.5728</text:p>
      <text:p text:style-name="P2"><text:tab/><text:tab/>ST granatu Marine napastnika:<text:tab/><text:tab/>0.1909</text:p>
      <text:p text:style-name="P2"><text:tab/><text:tab/>ST karabinu Czołgu napastnika:<text:tab/><text:tab/>0.4774</text:p>
      <text:p text:style-name="P2"><text:tab/><text:tab/>ST armatu Czołgu napastnika:<text:tab/><text:tab/>0.7638</text:p>
      <text:p text:style-name="P2"><text:tab/><text:tab/></text:p>
      <text:p text:style-name="P2">Wartości wynikowe:</text:p>
      <text:p text:style-name="P2"><text:tab/><text:tab/>Trudność zabicia Czołgu przez napastnika z granatu<text:tab/><text:tab/>0.1909</text:p>
      <text:p text:style-name="P2"><text:tab/><text:tab/>Trudność zabicia Czołgu przez napastnika z armaty<text:tab/><text:tab/>0.6530</text:p>
      <text:p text:style-name="P2"><text:tab/><text:tab/>Trudność zabicia Marina przez napastnika z karabinu<text:tab/><text:tab/>0.5728</text:p>
      <text:p text:style-name="P2"><text:tab/><text:tab/>Trudność zabicia Marine przez napastnika z CKMu<text:tab/><text:tab/>0.3115</text:p>
      <text:p text:style-name="P2"><text:tab/><text:tab/>Trudność zabicia Czołgu przez obrońcę z granatu<text:tab/><text:tab/>0.02</text:p>
      <text:p text:style-name="P2"><text:tab/><text:tab/>Trudność zabicia Czołgu przez obrońcę z armaty<text:tab/><text:tab/>0.72</text:p>
      <text:p text:style-name="P2"><text:tab/><text:tab/>Trudność zabicia Marina przez obrońcę z karabinu<text:tab/><text:tab/>0.65</text:p>
      <text:p text:style-name="P2"><text:tab/><text:tab/>Trudnośc zabicia Marina przez obrońcę z CKM<text:tab/><text:tab/>0.4</text:p>
      <text:h text:style-name="P30" text:outline-level="3"><text:soft-page-break/>8.1.1. Tura 1</text:h>
      <text:p text:style-name="P2"><text:tab/>Czołgi napastnika rozpoczynają ostrzał. Dwa czołgi wybierają karabin maszynowy, jeden czołg wybiera armatę.</text:p>
      <text:p text:style-name="P2"><text:tab/><text:tab/>Czołgi oddają łącznie 4 strzały z CKMu w kierunku Marines. Trafia jeden.</text:p>
      <text:p text:style-name="P2"><text:tab/><text:tab/>Czołg oddaje jeden strzał z armaty w kierunku Czołgu. <text:s/>Strzał chybia.</text:p>
      <text:p text:style-name="P2"><text:tab/>Czołg obrońcy decyduje się użyć armaty.</text:p>
      <text:p text:style-name="P2"><text:tab/><text:tab/>Za jej pomocą likwiduje jeden z czołgów napastnika i daje mu 1 pkt debris.</text:p>
      <text:p text:style-name="P2"><text:tab/>3 Marines napastnika decyduje się użyć karabinów, a 2 granatów.</text:p>
      <text:p text:style-name="P2"><text:tab/><text:tab/>Oba granaty chybiają celu.</text:p>
      <text:p text:style-name="P2"><text:tab/><text:tab/>Jeden Marine trafia w cel i zabija Marine przeciwnika.</text:p>
      <text:p text:style-name="P2"><text:tab/>3 Marines obrońcy używa granatów, 3 karabinów.</text:p>
      <text:p text:style-name="P2"><text:tab/> <text:tab/>Granaty trafiają kolejny czołg, dodając napastnikowi 1 pkt debris.</text:p>
      <text:p text:style-name="P2"><text:tab/><text:tab/>Dwa strzały w piechotę, dzięki 2 pkt debris będą miały redukcję prawdopodobieństwa. Ratuje to ostrzeliwanych Marines przed śmiercią. Trzeci strzał nie mogł zostać zredukowany i brakło debris pkt, co uśmierciło Marine.</text:p>
      <text:h text:style-name="P30" text:outline-level="3">8.1.2. Tura 2</text:h>
      <text:p text:style-name="P2"><text:tab/>Punkty debris napastnika zostają odnowione.</text:p>
      <text:p text:style-name="P2"><text:tab/>Czołg obrońcy decyduje się użyć CKM, czyli strzela dwukrotnie. Dzięki pkt debris szanse <text:tab/>na trafienie zostają zlikwidowane do 0.2, co umożliwia Marines przeżycie</text:p>
      <text:p text:style-name="P2"><text:tab/>Czołg napastnika używa armaty i likwiduje czołg obrońcy. Dodaje obrońcy 1 pkt debris.</text:p>
      <text:p text:style-name="P2"><text:tab/>Marines obrońcy znowu decydują się użyć 3 granatów i 3 karabinów. Granaty niestety chybiają celu. Ze względu na brak pkt debris prawdopodobieństwo nie będzie redukowane, ginie 1 Marine napastnika.</text:p>
      <text:p text:style-name="P2"><text:tab/>Marines napastnika, których zostało trzech, z racji braku celów pancernych decydują się użyć karabinów. Giną 2 Marines obrońcy.</text:p>
      <text:h text:style-name="P30" text:outline-level="3">8.1.3. Tura 3</text:h>
      <text:p text:style-name="P2"><text:tab/>Punkty debris zostają odnowione.</text:p>
      <text:p text:style-name="P2"><text:tab/>Czołg napastnika, z racji braku celów pancernych, używa CKM. Jeden strzał zostanie zredukowany, dzięki debrisowi. Szansa i tak jest niewielka. Marines przeżywają</text:p>
      <text:p text:style-name="P2"><text:tab/>Obrońca nie ma już czołgów, więc inicjatywa przechodzi do Marines napastnika.</text:p>
      <text:p text:style-name="P2"><text:tab/>Ci decydują się na użycie karabinów. Obrońca nie ma już pkt debris. Umiera jeden Marine obrońcy.</text:p>
      <text:p text:style-name="P2"><text:tab/>Jeden z Marines obrońcy decyduje się użyć granatu, dwaj zaś karabinów. Mimo pkt debris udaje się im zabić jednego z żołnierzy napastnika, Czołg jednak pozostaje nieruszony.</text:p>
      <text:h text:style-name="P30" text:outline-level="3"><text:soft-page-break/>8.1.4. Tura 4</text:h>
      <text:p text:style-name="P2"><text:tab/>Odnowienie debris.</text:p>
      <text:p text:style-name="P2"><text:tab/>Obrońca nie ma czołgów – inicjatywa należy do czołgu napastnika, który używa CKMu.</text:p>
      <text:p text:style-name="P2"><text:tab/>Znowu, z racji redukcji debris i żałosnego prawdopodobieństwa, nie trafia nic.</text:p>
      <text:p text:style-name="P2"><text:tab/>2 Marines obrońcy używają granatów, jeden zaś karabinu. Za pomocą granatu likwidują czołg napastnika, co daje mu już 3 punkty debris. Użycie karabinu zdaje się na niewiele, punkt debris obniżają prawdopodobieństwo i ratuje Marine.</text:p>
      <text:p text:style-name="P2"><text:tab/>Wszyscy(2) Marines napastnika używają karabinów, zabijając 1 Marine obrońcy.</text:p>
      <text:h text:style-name="P30" text:outline-level="3">8.1.5. Tura 5</text:h>
      <text:p text:style-name="P2"><text:tab/>Odnowienie debris.</text:p>
      <text:p text:style-name="P2"><text:tab/>Broń pancerna zniknęła z pola walki. Czas więc na Marine napastnika. Korzystają z karabinów i trafiają 1 Marine obrońcy. Jeden celny strzał zredukował punkt debris w wyniku czego ten stał się niecelny.</text:p>
      <text:p text:style-name="P2"><text:tab/>Marine obrońcy ma utrudnione zadanie, gdyż wszyscy piechociarze napastnika są obstawieni punktami debris. Chybia.</text:p>
      <text:h text:style-name="P30" text:outline-level="3">8.1.6. Tura 6</text:h>
      <text:p text:style-name="P2"><text:tab/>Odnowienie debris.</text:p>
      <text:p text:style-name="P2"><text:tab/>Marine obrońcy ma tutaj inicjatywę. Mimo punktów debris zabija jednego z Marine napastnika.</text:p>
      <text:p text:style-name="P2"><text:tab/>Marine napastnika dzięki łutowi szczęścia trafia, mimo żałosnego prawdopodobieństwa 0.328 dzięki debris, ostatniego Marine obrońcy. Koniec walki.</text:p>
      <text:p text:style-name="P8">☺</text:p>
      <text:h text:style-name="Heading_20_1" text:outline-level="1">9. Momentum</text:h>
      <text:p text:style-name="Text_20_body"><text:tab/>Jeśli w ciągu 5 tur nie dojdzie do zmiany liczebności którejkolwiek z armii, bitwę uznaje się za nierozstrzygniętą. Jest to zasada tzw. <text:span text:style-name="T8">momentum</text:span><text:span text:style-name="T9">.</text:span></text:p>
      <text:h text:style-name="Heading_20_1" text:outline-level="1">10. Markerlight</text:h>
      <text:p text:style-name="Text_20_body"><text:tab/>Jeśli jakaś armia ma punkty markerlight(zaczyna z zerem) to ataki w nią wystrzeliwane po odjęciu takiego punktu markerlight prawdopodobieństwa są pierwiastkowane(po ew. uwzględnieniu punktów debri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OpenSymbol" svg:font-family="OpenSymbol"/>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381cm" fo:margin-bottom="2.353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DEFCON v1.0.5 by Piotr Maślanka&lt;piotr.maslanka@henrietta.com.pl&gt; strona <text:page-number text:select-page="current">7</text:page-number> z <text:page-count>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4-07T20:44:42.81</meta:creation-date>
    <dc:date>2011-04-13T02:10:36.15</dc:date>
    <meta:editing-duration>PT8H6M50S</meta:editing-duration>
    <meta:editing-cycles>63</meta:editing-cycles>
    <meta:generator>OpenOffice.org/3.3$Win32 OpenOffice.org_project/330m20$Build-9567</meta:generator>
    <meta:document-statistic meta:table-count="0" meta:image-count="0" meta:object-count="1" meta:page-count="7" meta:paragraph-count="154" meta:word-count="1689" meta:character-count="11856"/>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include-hidden-cells="false" chart:auto-position="true" chart:auto-size="true" chart:treat-empty-cells="leave-gap" chart:spline-order="3" chart:right-angled-axes="true"/>
    </style:style>
    <style:style style:name="ch3"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4" style:family="chart">
      <style:graphic-properties svg:stroke-color="#b3b3b3"/>
    </style:style>
    <style:style style:name="ch5"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6" style:family="chart">
      <style:graphic-properties draw:stroke="solid" svg:stroke-color="#b3b3b3" draw:fill="none" draw:fill-color="#e6e6e6"/>
    </style:style>
    <style:style style:name="ch7" style:family="chart">
      <style:graphic-properties svg:stroke-color="#b3b3b3" draw:fill-color="#cccccc"/>
    </style:style>
  </office:automatic-styles>
  <office:body>
    <office:chart>
      <chart:chart svg:width="12.881cm" svg:height="6.727cm" xlink:href="." xlink:type="simple" chart:class="chart:line" chart:style-name="ch1">
        <chart:plot-area chart:style-name="ch2" chart:data-source-has-labels="both" svg:x="0.707cm" svg:y="0.671cm" svg:width="11.66cm" svg:height="5.502cm">
          <chartooo:coordinate-region svg:x="1.678cm" svg:y="0.88cm" svg:width="10.479cm" svg:height="4.208cm"/>
          <chart:axis chart:dimension="x" chart:name="primary-x" chart:style-name="ch3">
            <chart:categories table:cell-range-address="local-table.$A$2:.$A$50"/>
          </chart:axis>
          <chart:axis chart:dimension="y" chart:name="primary-y" chart:style-name="ch3">
            <chart:grid chart:style-name="ch4" chart:class="major"/>
          </chart:axis>
          <chart:series chart:style-name="ch5" chart:values-cell-range-address="local-table.$B$2:.$B$50" chart:label-cell-address="local-table.$B$1" chart:class="chart:line">
            <chart:data-point chart:repeated="49"/>
          </chart:series>
          <chart:wall chart:style-name="ch6"/>
          <chart:floor chart:style-name="ch7"/>
        </chart:plot-area>
        <table:table table:name="local-table">
          <table:table-header-columns>
            <table:table-column/>
          </table:table-header-columns>
          <table:table-columns>
            <table:table-column/>
          </table:table-columns>
          <table:table-header-rows>
            <table:table-row>
              <table:table-cell>
                <text:p/>
              </table:table-cell>
              <table:table-cell office:value-type="string">
                <text:p>0</text:p>
              </table:table-cell>
            </table:table-row>
          </table:table-header-rows>
          <table:table-rows>
            <table:table-row>
              <table:table-cell office:value-type="string">
                <text:p>1</text:p>
              </table:table-cell>
              <table:table-cell office:value-type="float" office:value="0.025">
                <text:p>0.025</text:p>
              </table:table-cell>
            </table:table-row>
            <table:table-row>
              <table:table-cell office:value-type="string">
                <text:p>2</text:p>
              </table:table-cell>
              <table:table-cell office:value-type="float" office:value="0.04875">
                <text:p>0.04875</text:p>
              </table:table-cell>
            </table:table-row>
            <table:table-row>
              <table:table-cell office:value-type="string">
                <text:p>3</text:p>
              </table:table-cell>
              <table:table-cell office:value-type="float" office:value="0.0713124999999999">
                <text:p>0.0713124999999999</text:p>
              </table:table-cell>
            </table:table-row>
            <table:table-row>
              <table:table-cell office:value-type="string">
                <text:p>4</text:p>
              </table:table-cell>
              <table:table-cell office:value-type="float" office:value="0.0927468749999999">
                <text:p>0.0927468749999999</text:p>
              </table:table-cell>
            </table:table-row>
            <table:table-row>
              <table:table-cell office:value-type="string">
                <text:p>5</text:p>
              </table:table-cell>
              <table:table-cell office:value-type="float" office:value="0.11310953125">
                <text:p>0.11310953125</text:p>
              </table:table-cell>
            </table:table-row>
            <table:table-row>
              <table:table-cell office:value-type="string">
                <text:p>6</text:p>
              </table:table-cell>
              <table:table-cell office:value-type="float" office:value="0.1324540546875">
                <text:p>0.1324540546875</text:p>
              </table:table-cell>
            </table:table-row>
            <table:table-row>
              <table:table-cell office:value-type="string">
                <text:p>7</text:p>
              </table:table-cell>
              <table:table-cell office:value-type="float" office:value="0.150831351953125">
                <text:p>0.150831351953125</text:p>
              </table:table-cell>
            </table:table-row>
            <table:table-row>
              <table:table-cell office:value-type="string">
                <text:p>8</text:p>
              </table:table-cell>
              <table:table-cell office:value-type="float" office:value="0.168289784355469">
                <text:p>0.168289784355469</text:p>
              </table:table-cell>
            </table:table-row>
            <table:table-row>
              <table:table-cell office:value-type="string">
                <text:p>9</text:p>
              </table:table-cell>
              <table:table-cell office:value-type="float" office:value="0.184875295137695">
                <text:p>0.184875295137695</text:p>
              </table:table-cell>
            </table:table-row>
            <table:table-row>
              <table:table-cell office:value-type="string">
                <text:p>10</text:p>
              </table:table-cell>
              <table:table-cell office:value-type="float" office:value="0.20063153038081">
                <text:p>0.20063153038081</text:p>
              </table:table-cell>
            </table:table-row>
            <table:table-row>
              <table:table-cell office:value-type="string">
                <text:p>11</text:p>
              </table:table-cell>
              <table:table-cell office:value-type="float" office:value="0.21559995386177">
                <text:p>0.21559995386177</text:p>
              </table:table-cell>
            </table:table-row>
            <table:table-row>
              <table:table-cell office:value-type="string">
                <text:p>12</text:p>
              </table:table-cell>
              <table:table-cell office:value-type="float" office:value="0.229819956168681">
                <text:p>0.229819956168681</text:p>
              </table:table-cell>
            </table:table-row>
            <table:table-row>
              <table:table-cell office:value-type="string">
                <text:p>13</text:p>
              </table:table-cell>
              <table:table-cell office:value-type="float" office:value="0.243328958360247">
                <text:p>0.243328958360247</text:p>
              </table:table-cell>
            </table:table-row>
            <table:table-row>
              <table:table-cell office:value-type="string">
                <text:p>14</text:p>
              </table:table-cell>
              <table:table-cell office:value-type="float" office:value="0.256162510442235">
                <text:p>0.256162510442235</text:p>
              </table:table-cell>
            </table:table-row>
            <table:table-row>
              <table:table-cell office:value-type="string">
                <text:p>15</text:p>
              </table:table-cell>
              <table:table-cell office:value-type="float" office:value="0.268354384920123">
                <text:p>0.268354384920123</text:p>
              </table:table-cell>
            </table:table-row>
            <table:table-row>
              <table:table-cell office:value-type="string">
                <text:p>16</text:p>
              </table:table-cell>
              <table:table-cell office:value-type="float" office:value="0.279936665674117">
                <text:p>0.279936665674117</text:p>
              </table:table-cell>
            </table:table-row>
            <table:table-row>
              <table:table-cell office:value-type="string">
                <text:p>17</text:p>
              </table:table-cell>
              <table:table-cell office:value-type="float" office:value="0.290939832390411">
                <text:p>0.290939832390411</text:p>
              </table:table-cell>
            </table:table-row>
            <table:table-row>
              <table:table-cell office:value-type="string">
                <text:p>18</text:p>
              </table:table-cell>
              <table:table-cell office:value-type="float" office:value="0.30139284077089">
                <text:p>0.30139284077089</text:p>
              </table:table-cell>
            </table:table-row>
            <table:table-row>
              <table:table-cell office:value-type="string">
                <text:p>19</text:p>
              </table:table-cell>
              <table:table-cell office:value-type="float" office:value="0.311323198732346">
                <text:p>0.311323198732346</text:p>
              </table:table-cell>
            </table:table-row>
            <table:table-row>
              <table:table-cell office:value-type="string">
                <text:p>20</text:p>
              </table:table-cell>
              <table:table-cell office:value-type="float" office:value="0.320757038795729">
                <text:p>0.320757038795729</text:p>
              </table:table-cell>
            </table:table-row>
            <table:table-row>
              <table:table-cell office:value-type="string">
                <text:p>21</text:p>
              </table:table-cell>
              <table:table-cell office:value-type="float" office:value="0.329719186855942">
                <text:p>0.329719186855942</text:p>
              </table:table-cell>
            </table:table-row>
            <table:table-row>
              <table:table-cell office:value-type="string">
                <text:p>22</text:p>
              </table:table-cell>
              <table:table-cell office:value-type="float" office:value="0.338233227513145">
                <text:p>0.338233227513145</text:p>
              </table:table-cell>
            </table:table-row>
            <table:table-row>
              <table:table-cell office:value-type="string">
                <text:p>23</text:p>
              </table:table-cell>
              <table:table-cell office:value-type="float" office:value="0.346321566137488">
                <text:p>0.346321566137488</text:p>
              </table:table-cell>
            </table:table-row>
            <table:table-row>
              <table:table-cell office:value-type="string">
                <text:p>24</text:p>
              </table:table-cell>
              <table:table-cell office:value-type="float" office:value="0.354005487830613">
                <text:p>0.354005487830613</text:p>
              </table:table-cell>
            </table:table-row>
            <table:table-row>
              <table:table-cell office:value-type="string">
                <text:p>25</text:p>
              </table:table-cell>
              <table:table-cell office:value-type="float" office:value="0.361305213439083">
                <text:p>0.361305213439083</text:p>
              </table:table-cell>
            </table:table-row>
            <table:table-row>
              <table:table-cell office:value-type="string">
                <text:p>26</text:p>
              </table:table-cell>
              <table:table-cell office:value-type="float" office:value="0.368239952767129">
                <text:p>0.368239952767129</text:p>
              </table:table-cell>
            </table:table-row>
            <table:table-row>
              <table:table-cell office:value-type="string">
                <text:p>27</text:p>
              </table:table-cell>
              <table:table-cell office:value-type="float" office:value="0.374827955128772">
                <text:p>0.374827955128772</text:p>
              </table:table-cell>
            </table:table-row>
            <table:table-row>
              <table:table-cell office:value-type="string">
                <text:p>28</text:p>
              </table:table-cell>
              <table:table-cell office:value-type="float" office:value="0.381086557372334">
                <text:p>0.381086557372334</text:p>
              </table:table-cell>
            </table:table-row>
            <table:table-row>
              <table:table-cell office:value-type="string">
                <text:p>29</text:p>
              </table:table-cell>
              <table:table-cell office:value-type="float" office:value="0.387032229503717">
                <text:p>0.387032229503717</text:p>
              </table:table-cell>
            </table:table-row>
            <table:table-row>
              <table:table-cell office:value-type="string">
                <text:p>30</text:p>
              </table:table-cell>
              <table:table-cell office:value-type="float" office:value="0.392680618028531">
                <text:p>0.392680618028531</text:p>
              </table:table-cell>
            </table:table-row>
            <table:table-row>
              <table:table-cell office:value-type="string">
                <text:p>31</text:p>
              </table:table-cell>
              <table:table-cell office:value-type="float" office:value="0.398046587127104">
                <text:p>0.398046587127104</text:p>
              </table:table-cell>
            </table:table-row>
            <table:table-row>
              <table:table-cell office:value-type="string">
                <text:p>32</text:p>
              </table:table-cell>
              <table:table-cell office:value-type="float" office:value="0.403144257770749">
                <text:p>0.403144257770749</text:p>
              </table:table-cell>
            </table:table-row>
            <table:table-row>
              <table:table-cell office:value-type="string">
                <text:p>33</text:p>
              </table:table-cell>
              <table:table-cell office:value-type="float" office:value="0.407987044882212">
                <text:p>0.407987044882212</text:p>
              </table:table-cell>
            </table:table-row>
            <table:table-row>
              <table:table-cell office:value-type="string">
                <text:p>34</text:p>
              </table:table-cell>
              <table:table-cell office:value-type="float" office:value="0.412587692638101">
                <text:p>0.412587692638101</text:p>
              </table:table-cell>
            </table:table-row>
            <table:table-row>
              <table:table-cell office:value-type="string">
                <text:p>35</text:p>
              </table:table-cell>
              <table:table-cell office:value-type="float" office:value="0.416958308006196">
                <text:p>0.416958308006196</text:p>
              </table:table-cell>
            </table:table-row>
            <table:table-row>
              <table:table-cell office:value-type="string">
                <text:p>36</text:p>
              </table:table-cell>
              <table:table-cell office:value-type="float" office:value="0.421110392605886">
                <text:p>0.421110392605886</text:p>
              </table:table-cell>
            </table:table-row>
            <table:table-row>
              <table:table-cell office:value-type="string">
                <text:p>37</text:p>
              </table:table-cell>
              <table:table-cell office:value-type="float" office:value="0.425054872975592">
                <text:p>0.425054872975592</text:p>
              </table:table-cell>
            </table:table-row>
            <table:table-row>
              <table:table-cell office:value-type="string">
                <text:p>38</text:p>
              </table:table-cell>
              <table:table-cell office:value-type="float" office:value="0.428802129326812">
                <text:p>0.428802129326812</text:p>
              </table:table-cell>
            </table:table-row>
            <table:table-row>
              <table:table-cell office:value-type="string">
                <text:p>39</text:p>
              </table:table-cell>
              <table:table-cell office:value-type="float" office:value="0.432362022860472">
                <text:p>0.432362022860472</text:p>
              </table:table-cell>
            </table:table-row>
            <table:table-row>
              <table:table-cell office:value-type="string">
                <text:p>40</text:p>
              </table:table-cell>
              <table:table-cell office:value-type="float" office:value="0.435743921717448">
                <text:p>0.435743921717448</text:p>
              </table:table-cell>
            </table:table-row>
            <table:table-row>
              <table:table-cell office:value-type="string">
                <text:p>41</text:p>
              </table:table-cell>
              <table:table-cell office:value-type="float" office:value="0.438956725631576">
                <text:p>0.438956725631576</text:p>
              </table:table-cell>
            </table:table-row>
            <table:table-row>
              <table:table-cell office:value-type="string">
                <text:p>42</text:p>
              </table:table-cell>
              <table:table-cell office:value-type="float" office:value="0.442008889349997">
                <text:p>0.442008889349997</text:p>
              </table:table-cell>
            </table:table-row>
            <table:table-row>
              <table:table-cell office:value-type="string">
                <text:p>43</text:p>
              </table:table-cell>
              <table:table-cell office:value-type="float" office:value="0.444908444882497">
                <text:p>0.444908444882497</text:p>
              </table:table-cell>
            </table:table-row>
            <table:table-row>
              <table:table-cell office:value-type="string">
                <text:p>44</text:p>
              </table:table-cell>
              <table:table-cell office:value-type="float" office:value="0.447663022638372">
                <text:p>0.447663022638372</text:p>
              </table:table-cell>
            </table:table-row>
            <table:table-row>
              <table:table-cell office:value-type="string">
                <text:p>45</text:p>
              </table:table-cell>
              <table:table-cell office:value-type="float" office:value="0.450279871506454">
                <text:p>0.450279871506454</text:p>
              </table:table-cell>
            </table:table-row>
            <table:table-row>
              <table:table-cell office:value-type="string">
                <text:p>46</text:p>
              </table:table-cell>
              <table:table-cell office:value-type="float" office:value="0.452765877931131">
                <text:p>0.452765877931131</text:p>
              </table:table-cell>
            </table:table-row>
            <table:table-row>
              <table:table-cell office:value-type="string">
                <text:p>47</text:p>
              </table:table-cell>
              <table:table-cell office:value-type="float" office:value="0.455127584034574">
                <text:p>0.455127584034574</text:p>
              </table:table-cell>
            </table:table-row>
            <table:table-row>
              <table:table-cell office:value-type="string">
                <text:p>48</text:p>
              </table:table-cell>
              <table:table-cell office:value-type="float" office:value="0.457371204832846">
                <text:p>0.457371204832846</text:p>
              </table:table-cell>
            </table:table-row>
            <table:table-row>
              <table:table-cell office:value-type="string">
                <text:p>49</text:p>
              </table:table-cell>
              <table:table-cell office:value-type="float" office:value="0.459502644591203">
                <text:p>0.459502644591203</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grddl:transformation="http://docs.oasis-open.org/office/1.2/xslt/odf2rdf.xsl">
  <office:meta>
    <meta:generator>OpenOffice.org/3.3$Win32 OpenOffice.org_project/330m20$Build-9567</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grddl:transformation="http://docs.oasis-open.org/office/1.2/xslt/odf2rdf.xsl">
  <office:styles/>
</office:document-styles>
</file>